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cm"/>
    </style:style>
    <style:style style:name="gr2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106cm" svg:stroke-color="#999999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558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493cm" fo:min-width="0.2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fffff"/>
      <style:paragraph-properties fo:text-align="center"/>
      <style:text-properties fo:font-size="14pt"/>
    </style:style>
    <style:style style:name="P3" style:family="paragraph">
      <style:paragraph-properties fo:margin-left="0cm" fo:margin-right="0cm" fo:text-align="start" fo:text-indent="0cm"/>
      <style:text-properties fo:font-size="14pt"/>
    </style:style>
    <style:style style:name="P4" style:family="paragraph">
      <loext:graphic-properties draw:fill="none"/>
      <style:paragraph-properties fo:margin-left="0cm" fo:margin-right="0cm" fo:text-align="start" fo:text-indent="0cm"/>
      <style:text-properties fo:color="#000000" fo:font-size="14pt" fo:background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3pt" fo:font-weight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fo:background-color="#ffffff"/>
    </style:style>
    <style:style style:name="T2" style:family="text">
      <style:text-properties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0.762cm" svg:x="6.966cm" svg:y="2.963cm">
          <text:p text:style-name="P1">runTas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1.991cm" svg:y1="1.991cm" svg:x2="15.865cm" svg:y2="1.991cm">
          <text:p text:style-name="P3"><text:span text:style-name="T1">clockSignal</text:span></text:p>
        </draw:line>
        <draw:line draw:style-name="gr2" draw:text-style-name="P4" draw:layer="layout" svg:x1="1.991cm" svg:y1="2.982cm" svg:x2="15.865cm" svg:y2="2.982cm">
          <text:p text:style-name="P3"><text:span text:style-name="T1">taskSignal</text:span></text:p>
        </draw:line>
        <draw:line draw:style-name="gr3" draw:text-style-name="P4" draw:layer="layout" svg:x1="1.991cm" svg:y1="3.973cm" svg:x2="15.865cm" svg:y2="3.973cm">
          <text:p text:style-name="P3"><text:span text:style-name="T1">mailbox.address</text:span></text:p>
        </draw:line>
        <draw:line draw:style-name="gr2" draw:text-style-name="P4" draw:layer="layout" svg:x1="1.991cm" svg:y1="4.964cm" svg:x2="15.865cm" svg:y2="4.964cm">
          <text:p text:style-name="P3"><text:span text:style-name="T1">mailbox.signal</text:span></text:p>
        </draw:line>
        <draw:line draw:style-name="gr2" draw:text-style-name="P4" draw:layer="layout" svg:x1="1.991cm" svg:y1="5.955cm" svg:x2="15.865cm" svg:y2="5.955cm">
          <text:p text:style-name="P3"><text:span text:style-name="T1">main</text:span></text:p>
        </draw:line>
        <draw:line draw:style-name="gr4" draw:text-style-name="P4" draw:layer="layout" svg:x1="1.991cm" svg:y1="6.946cm" svg:x2="15.865cm" svg:y2="6.946cm">
          <text:p text:style-name="P3"><text:span text:style-name="T1">port</text:span></text:p>
        </draw:line>
        <draw:custom-shape draw:style-name="gr5" draw:text-style-name="P2" draw:layer="layout" svg:width="2.058cm" svg:height="0.762cm" svg:x="12.892cm" svg:y="5.936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0.762cm" svg:height="0.762cm" svg:x="5.44cm" svg:y="1.495cm">
          <text:p text:style-name="P5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0.762cm" svg:height="0.762cm" svg:x="6.45cm" svg:y="2.715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0.762cm" svg:height="0.743cm" svg:x="6.698cm" svg:y="6.698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6" xml:id="id4" draw:id="id4" draw:layer="layout" svg:width="0.762cm" svg:height="0.762cm" svg:x="8.166cm" svg:y="6.679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0.762cm" svg:height="0.762cm" svg:x="9.423cm" svg:y="3.229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0.762cm" svg:height="0.762cm" svg:x="10.891cm" svg:y="3.725cm">
          <text:p text:style-name="P5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0.762cm" svg:height="0.762cm" svg:x="11.901cm" svg:y="4.468cm">
          <text:p text:style-name="P5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0.762cm" svg:height="0.762cm" svg:x="12.873cm" svg:y="5.459cm">
          <text:p text:style-name="P5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6.091cm" svg:y1="2.146cm" svg:x2="6.561cm" svg:y2="2.826cm" draw:start-shape="id1" draw:start-glue-point="9" draw:end-shape="id2" draw:end-glue-point="5" svg:d="M6091 2146l470 680" svg:viewBox="0 0 471 681">
          <text:p/>
        </draw:connector>
        <draw:connector draw:style-name="gr8" draw:text-style-name="P7" draw:layer="layout" draw:type="line" svg:x1="6.831cm" svg:y1="3.477cm" svg:x2="7.079cm" svg:y2="6.698cm" draw:start-shape="id2" draw:start-glue-point="8" draw:end-shape="id3" draw:end-glue-point="4" svg:d="M6831 3477l248 3221" svg:viewBox="0 0 249 3222">
          <text:p/>
        </draw:connector>
        <draw:connector draw:style-name="gr8" draw:text-style-name="P7" draw:layer="layout" draw:type="line" svg:x1="8.547cm" svg:y1="6.679cm" svg:x2="9.534cm" svg:y2="3.88cm" draw:start-shape="id4" draw:start-glue-point="4" draw:end-shape="id5" draw:end-glue-point="7" svg:d="M8547 6679l987-2799" svg:viewBox="0 0 988 2800">
          <text:p/>
        </draw:connector>
        <draw:connector draw:style-name="gr8" draw:text-style-name="P7" draw:layer="layout" draw:type="line" svg:x1="10.074cm" svg:y1="3.88cm" svg:x2="11.002cm" svg:y2="3.836cm" draw:start-shape="id5" draw:start-glue-point="9" draw:end-shape="id6" draw:end-glue-point="5" svg:d="M10074 3880l928-44" svg:viewBox="0 0 929 45">
          <text:p/>
        </draw:connector>
        <draw:connector draw:style-name="gr8" draw:text-style-name="P7" draw:layer="layout" draw:type="line" svg:x1="11.542cm" svg:y1="4.376cm" svg:x2="12.012cm" svg:y2="4.579cm" draw:start-shape="id6" draw:start-glue-point="9" draw:end-shape="id7" draw:end-glue-point="5" svg:d="M11542 4376l470 203" svg:viewBox="0 0 471 204">
          <text:p/>
        </draw:connector>
        <draw:connector draw:style-name="gr8" draw:text-style-name="P7" draw:layer="layout" draw:type="line" svg:x1="12.282cm" svg:y1="5.23cm" svg:x2="12.984cm" svg:y2="5.57cm" draw:start-shape="id7" draw:start-glue-point="8" draw:end-shape="id8" draw:end-glue-point="5" svg:d="M12282 5230l702 340" svg:viewBox="0 0 703 3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1-20T17:38:17.074138822</meta:creation-date>
    <dc:date>2016-01-20T21:26:01.307556000</dc:date>
    <meta:editing-duration>PT22M6S</meta:editing-duration>
    <meta:editing-cycles>8</meta:editing-cycles>
    <meta:generator>LibreOffice/5.0.4.2$MacOSX_X86_64 LibreOffice_project/2b9802c1994aa0b7dc6079e128979269cf95bc78</meta:generator>
    <meta:document-statistic meta:object-count="22"/>
  </office:meta>
</office:document-meta>
</file>